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 Serif" svg:font-family="'Liberation San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bcee" officeooo:paragraph-rsid="0004bcee"/>
    </style:style>
    <style:style style:name="P2" style:family="paragraph" style:parent-style-name="Standard">
      <style:paragraph-properties fo:text-align="start" style:justify-single-word="false"/>
      <style:text-properties officeooo:rsid="0004bcee" officeooo:paragraph-rsid="0004bcee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4bcee" officeooo:paragraph-rsid="0004bcee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577e9" officeooo:paragraph-rsid="000577e9"/>
    </style:style>
    <style:style style:name="P5" style:family="paragraph" style:parent-style-name="Standard">
      <style:paragraph-properties fo:text-align="start" style:justify-single-word="false"/>
      <style:text-properties officeooo:rsid="000577e9" officeooo:paragraph-rsid="000577e9"/>
    </style:style>
    <style:style style:name="P6" style:family="paragraph" style:parent-style-name="Standard" style:list-style-name="L2">
      <style:paragraph-properties fo:text-align="start" style:justify-single-word="false"/>
      <style:text-properties officeooo:rsid="0005ffd4" officeooo:paragraph-rsid="0005ffd4"/>
    </style:style>
    <style:style style:name="P7" style:family="paragraph" style:parent-style-name="Standard">
      <style:paragraph-properties fo:text-align="start" style:justify-single-word="false"/>
      <style:text-properties officeooo:rsid="0005ffd4" officeooo:paragraph-rsid="0005ffd4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 Design</text:p>
      <text:p text:style-name="P2"/>
      <text:p text:style-name="P2">1. Typography</text:p>
      <text:p text:style-name="P2"/>
      <text:list xml:id="list2252388975" text:style-name="L1">
        <text:list-item>
          <text:p text:style-name="P3">Use font size between 15 to 25 px for body</text:p>
        </text:list-item>
        <text:list-item>
          <text:p text:style-name="P3">Use big font-size for headings no limit (bigger the headline decrease the font weight)</text:p>
        </text:list-item>
        <text:list-item>
          <text:p text:style-name="P3">Use line spacing between 120 to 150 px</text:p>
        </text:list-item>
        <text:list-item>
          <text:p text:style-name="P4">45 to 90 characters per line</text:p>
        </text:list-item>
        <text:list-item>
          <text:p text:style-name="P4">Use good fonts (Type- serif &amp; san-serif [flat] )</text:p>
        </text:list-item>
      </text:list>
      <text:p text:style-name="P5"/>
      <text:p text:style-name="P5"><text:tab/> <text:s text:c="4"/>Google fonts</text:p>
      <text:p text:style-name="P2"/>
      <text:p text:style-name="P2">2. Color</text:p>
      <text:p text:style-name="P2"/>
      <text:list xml:id="list742779479" text:style-name="L2">
        <text:list-item>
          <text:p text:style-name="P6">Use only single base color</text:p>
        </text:list-item>
        <text:list-item>
          <text:p text:style-name="P6">Use color wheel tool if you want to use more colors for color combination. <text:s text:c="7"/><text:span text:style-name="T1">Color contrast can be used to draw attention to element.</text:span></text:p>
        </text:list-item>
        <text:list-item>
          <text:p text:style-name="P6">Use color to draw attention</text:p>
        </text:list-item>
        <text:list-item>
          <text:p text:style-name="P6">Never use black in your design</text:p>
        </text:list-item>
        <text:list-item>
          <text:p text:style-name="P6">Choose color wisely by their meaning</text:p>
        </text:list-item>
      </text:list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 Serif" svg:font-family="'Liberation San Serif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2:04:27.763578839</meta:creation-date>
    <meta:generator>LibreOffice/6.0.6.2$Linux_X86_64 LibreOffice_project/00m0$Build-2</meta:generator>
    <dc:date>2019-01-09T12:35:13.463600982</dc:date>
    <meta:editing-duration>PT1S</meta:editing-duration>
    <meta:editing-cycles>1</meta:editing-cycles>
    <meta:document-statistic meta:table-count="0" meta:image-count="0" meta:object-count="0" meta:page-count="1" meta:paragraph-count="14" meta:word-count="111" meta:character-count="568" meta:non-whitespace-character-count="468"/>
  </office:meta>
</office:document-meta>
</file>